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eskrivelse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string" calcext:value-type="string">
            <text:p>MC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digikey.dk/product-detail/da/espressif-systems/ESP32-DEVKITC-32E/1965-ESP32-DEVKITC-32E-ND/12091810</text:p>
          </table:table-cell>
        </table:table-row>
        <table:table-row table:style-name="ro1">
          <table:table-cell office:value-type="string" calcext:value-type="string">
            <text:p>StrømSens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digikey.dk/product-detail/da/allegro-microsystems/ACS716KLATR-12CB-T/620-1443-1-ND/287514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dk/product-detail/da/diodes-incorporated/DDZ3V6ASF-7/DDZ3V6ASF-7DICT-ND/3193478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gikey.dk/product-detail/da/texas-instruments/ESDS314DBVR/296-ESDS314DBVRCT-ND/9745477</text:p>
          </table:table-cell>
        </table:table-row>
        <table:table-row table:style-name="ro1">
          <table:table-cell office:value-type="string" calcext:value-type="string">
            <text:p>R1M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digikey.dk/product-detail/da/te-connectivity-passive-product/CRG1206F1M0/A106072CT-ND/3477725</text:p>
          </table:table-cell>
        </table:table-row>
        <table:table-row table:style-name="ro1">
          <table:table-cell office:value-type="string" calcext:value-type="string">
            <text:p>R47k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s://www.digikey.dk/product-detail/da/vishay-dale/CRCW12064K70FKEA/541-4-70KFCT-ND/1181836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https://www.digikey.dk/product-detail/da/bel-fuse-inc/0685T3000-01/507-1896-1-ND/4968177</text:p>
          </table:table-cell>
        </table:table-row>
        <table:table-row table:style-name="ro1">
          <table:table-cell office:value-type="string" calcext:value-type="string">
            <text:p>2x screw term</text:p>
          </table:table-cell>
          <table:table-cell/>
          <table:table-cell office:value-type="string" calcext:value-type="string">
            <text:p>https://www.digikey.dk/product-detail/da/on-shore-technology-inc/OSTVN02A150/ED10561-ND/1588862</text:p>
          </table:table-cell>
        </table:table-row>
        <table:table-row table:style-name="ro1">
          <table:table-cell office:value-type="string" calcext:value-type="string">
            <text:p>schotty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https://www.digikey.dk/product-detail/da/nexperia-usa-inc/PMEG3050EP-115/1727-5317-1-ND/2676793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dk/product-detail/da/lite-on-inc/LTST-C150GKT/160-1169-1-ND/269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09:06:05.83632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9:39:52.301199124</meta:creation-date>
    <meta:generator>LibreOffice/6.4.7.2$Linux_X86_64 LibreOffice_project/40$Build-2</meta:generator>
    <dc:date>2021-06-19T09:31:01.283357213</dc:date>
    <meta:editing-duration>PT1H20M27S</meta:editing-duration>
    <meta:editing-cycles>4</meta:editing-cycles>
    <meta:document-statistic meta:table-count="1" meta:cell-count="31" meta:object-count="0"/>
  </office:meta>
</office:document-meta>
</file>